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7604in" fo:margin-left="0.5694in" fo:margin-top="0in" fo:margin-bottom="0in" fo:break-before="auto" fo:break-after="auto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0.8014in"/>
    </style:style>
    <style:style style:name="Table1.C" style:family="table-column">
      <style:table-column-properties style:column-width="3.0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2" style:family="table">
      <style:table-properties style:width="5.7708in" fo:margin-left="0.5069in" fo:margin-top="0in" fo:margin-bottom="0in" fo:break-before="auto" fo:break-after="auto" table:align="left"/>
    </style:style>
    <style:style style:name="Table2.A" style:family="table-column">
      <style:table-column-properties style:column-width="1.1771in"/>
    </style:style>
    <style:style style:name="Table2.B" style:family="table-column">
      <style:table-column-properties style:column-width="1.9264in"/>
    </style:style>
    <style:style style:name="Table2.C" style:family="table-column">
      <style:table-column-properties style:column-width="0.8958in"/>
    </style:style>
    <style:style style:name="Table2.D" style:family="table-column">
      <style:table-column-properties style:column-width="1.77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C6" style:family="table-cell">
      <style:table-cell-properties style:vertical-align="" fo:padding="0.0694in" fo:border="1pt solid #000000"/>
    </style:style>
    <style:style style:name="Table2.D6" style:family="table-cell">
      <style:table-cell-properties style:vertical-align="" fo:padding="0.0694in" fo:border="1pt solid #000000"/>
    </style:style>
    <style:style style:name="Table2.A7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C7" style:family="table-cell">
      <style:table-cell-properties style:vertical-align="" fo:padding="0.0694in" fo:border="1pt solid #000000"/>
    </style:style>
    <style:style style:name="Table2.D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8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text-indent="-0.2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1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/>
    </style:style>
    <style:style style:name="P19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1.5in" fo:margin-right="0in" fo:text-align="justify" style:justify-single-word="false" fo:text-indent="-0.25in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background-color="#ffff00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PLAN DE IMPLEMENTACIÓN DE MONITOREO</text:span></text:p>
      <text:p text:style-name="P1"><text:span text:style-name="T1">&lt;</text:span><text:span text:style-name="T2">&lt;NOMBRE SISTEMA&gt;&gt;</text:span></text:p>
      <text:p text:style-name="Standard"/>
      <text:p text:style-name="Standard"/>
      <text:list xml:id="list1894235244" text:style-name="WWNum2">
        <text:list-item>
          <text:p text:style-name="P4"><text:span text:style-name="T1">Antecedentes</text:span></text:p>
        </text:list-item>
      </text:list>
      <text:p text:style-name="P5"/>
      <text:p text:style-name="P6">En atención a Instructivo XXXXXXX que instruye el inicio de desarrollo de Proyecto "Nombre del proyecto", mismo que hace referencia a la notas YYYYYYYYYYYY <text:s/>en los cuales la Unidad de ZZZZZZZZZZZZZZZZ justifica los requerimientos de ajustes y nuevas funcionalidades al <text:span text:style-name="T1">&lt;</text:span><text:span text:style-name="T2">&lt;NOMBRE SISTEMA&gt;&gt;</text:span>, los cuales derivan del Documento Externo ZZZZZZZZZZZ de la <text:span text:style-name="T3">&lt;&lt;ENTIDAD INTERESADA&gt;&gt;</text:span></text:p>
      <text:p text:style-name="P6"/>
      <text:p text:style-name="P6">En base a la nota interna XXXXXXXXXXX donde se solicita la colaboración del área de monitoreo para realizar:</text:p>
      <text:p text:style-name="P6"/>
      <text:list xml:id="list3166411377" text:style-name="WWNum3">
        <text:list-item>
          <text:p text:style-name="P8">Monitoreo, en la instalación y configuración en ambientes de TEST y Producción.</text:p>
        </text:list-item>
      </text:list>
      <text:p text:style-name="P6">Se ajusta el presente documento para describir el plan de implementación de monitoreo para el sistema <text:span text:style-name="T1">&lt;</text:span><text:span text:style-name="T2">&lt;NOMBRE SISTEMA&gt;&gt;</text:span>.</text:p>
      <text:p text:style-name="P7"/>
      <text:list xml:id="list155157972511318" text:continue-list="list1894235244" text:style-name="WWNum2">
        <text:list-item>
          <text:p text:style-name="P4"><text:span text:style-name="T1">Objetivos</text:span></text:p>
        </text:list-item>
      </text:list>
      <text:p text:style-name="P6">Implementar herramientas tecnológicas para tener un entorno de monitoreo en el Sistema de Notariado Plurinacional.</text:p>
      <text:p text:style-name="P5"/>
      <text:list xml:id="list155156219479137" text:continue-numbering="true" text:style-name="WWNum2">
        <text:list-item>
          <text:p text:style-name="P4"><text:span text:style-name="T1">Herramientas <text:s/>de monitoreo</text:span></text:p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3"><text:span text:style-name="T1">Herramienta</text:span></text:p>
          </table:table-cell>
          <table:table-cell table:style-name="Table1.A1" office:value-type="string">
            <text:p text:style-name="P13"><text:span text:style-name="T1">Versión</text:span></text:p>
          </table:table-cell>
          <table:table-cell table:style-name="Table1.A1" office:value-type="string">
            <text:p text:style-name="P13"><text:span text:style-name="T1">Descripción</text:span></text:p>
          </table:table-cell>
        </table:table-row>
        <table:table-row table:style-name="Table1.1">
          <table:table-cell table:style-name="Table1.A2" office:value-type="string">
            <text:p text:style-name="P3">BlackBox Exporter</text:p>
          </table:table-cell>
          <table:table-cell table:style-name="Table1.B2" office:value-type="string">
            <text:p text:style-name="P3">0.19.0</text:p>
          </table:table-cell>
          <table:table-cell table:style-name="Table1.C2" office:value-type="string">
            <text:p text:style-name="P3">Exportar métricas de puntos finales.</text:p>
          </table:table-cell>
        </table:table-row>
        <table:table-row table:style-name="Table1.1">
          <table:table-cell table:style-name="Table1.A3" office:value-type="string">
            <text:p text:style-name="P13">NodeExporter</text:p>
          </table:table-cell>
          <table:table-cell table:style-name="Table1.B3" office:value-type="string">
            <text:p text:style-name="P13">1.2.0</text:p>
          </table:table-cell>
          <table:table-cell table:style-name="Table1.C3" office:value-type="string">
            <text:p text:style-name="P13">Exportación de métricas del servidor a un nodo principal.</text:p>
          </table:table-cell>
        </table:table-row>
        <table:table-row table:style-name="Table1.1">
          <table:table-cell table:style-name="Table1.A4" office:value-type="string">
            <text:p text:style-name="P13">PostgresExporter</text:p>
          </table:table-cell>
          <table:table-cell table:style-name="Table1.B4" office:value-type="string">
            <text:p text:style-name="P13">0.10.0</text:p>
          </table:table-cell>
          <table:table-cell table:style-name="Table1.C4" office:value-type="string">
            <text:p text:style-name="P13">Exportación de métricas de la Base de datos a un nodo principal.</text:p>
          </table:table-cell>
        </table:table-row>
        <table:table-row table:style-name="Table1.1">
          <table:table-cell table:style-name="Table1.A5" office:value-type="string">
            <text:p text:style-name="P13">Prometheus</text:p>
          </table:table-cell>
          <table:table-cell table:style-name="Table1.B5" office:value-type="string">
            <text:p text:style-name="P13">2.3.2</text:p>
          </table:table-cell>
          <table:table-cell table:style-name="Table1.C5" office:value-type="string">
            <text:p text:style-name="P13">Recolección de métricas de los nodos de los nodos registrados.</text:p>
          </table:table-cell>
        </table:table-row>
        <table:table-row table:style-name="Table1.1">
          <table:table-cell table:style-name="Table1.A6" office:value-type="string">
            <text:p text:style-name="P13">Loki</text:p>
          </table:table-cell>
          <table:table-cell table:style-name="Table1.B6" office:value-type="string">
            <text:p text:style-name="P13">2.2.1</text:p>
          </table:table-cell>
          <table:table-cell table:style-name="Table1.C6" office:value-type="string">
            <text:p text:style-name="P13">Recolección de métricas de los nodos registrados.</text:p>
          </table:table-cell>
        </table:table-row>
        <table:table-row table:style-name="Table1.1">
          <table:table-cell table:style-name="Table1.A7" office:value-type="string">
            <text:p text:style-name="P13">PG_Watch</text:p>
          </table:table-cell>
          <table:table-cell table:style-name="Table1.B7" office:value-type="string">
            <text:p text:style-name="P13">1.8.5</text:p>
          </table:table-cell>
          <table:table-cell table:style-name="Table1.C7" office:value-type="string">
            <text:p text:style-name="P13">Recolección de métricas de PostgreSQL (Sujeto a evaluación técnica)</text:p>
          </table:table-cell>
        </table:table-row>
        <table:table-row table:style-name="Table1.1">
          <table:table-cell table:style-name="Table1.A8" office:value-type="string">
            <text:p text:style-name="P13">Promtail</text:p>
          </table:table-cell>
          <table:table-cell table:style-name="Table1.B8" office:value-type="string">
            <text:p text:style-name="P13">0.4.2</text:p>
          </table:table-cell>
          <table:table-cell table:style-name="Table1.C8" office:value-type="string">
            <text:p text:style-name="P13"><text:s/>Recolector de información de logs</text:p>
          </table:table-cell>
        </table:table-row>
        <table:table-row table:style-name="Table1.1">
          <table:table-cell table:style-name="Table1.A9" office:value-type="string">
            <text:p text:style-name="P13">Grafana</text:p>
          </table:table-cell>
          <table:table-cell table:style-name="Table1.B9" office:value-type="string">
            <text:p text:style-name="P13">8.2.3</text:p>
          </table:table-cell>
          <table:table-cell table:style-name="Table1.C9" office:value-type="string">
            <text:p text:style-name="P14">Interfaz gráfica para la visualización de métricas en un dashboard</text:p>
          </table:table-cell>
        </table:table-row>
      </table:table>
      <text:p text:style-name="P16"/>
      <text:p text:style-name="P5">La lista anterior corresponde al software mínimo que se instalará, lo cual está sujeto a cambios según sea necesario. </text:p>
      <text:p text:style-name="P5"/>
      <text:p text:style-name="P5"/>
      <text:list xml:id="list155157509895307" text:continue-numbering="true" text:style-name="WWNum2">
        <text:list-item>
          <text:p text:style-name="P4"><text:span text:style-name="T1">Lista de servidores</text:span></text:p>
        </text:list-item>
      </text:list>
      <text:p text:style-name="P7"/>
      <text:p text:style-name="P5">Para entorno de test se tienen: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span text:style-name="T1">Servidor</text:span></text:p>
          </table:table-cell>
          <table:table-cell table:style-name="Table2.A1" office:value-type="string">
            <text:p text:style-name="P15"><text:span text:style-name="T1">Hostname</text:span></text:p>
          </table:table-cell>
          <table:table-cell table:style-name="Table2.A1" office:value-type="string">
            <text:p text:style-name="P15"><text:span text:style-name="T1">IP</text:span></text:p>
          </table:table-cell>
          <table:table-cell table:style-name="Table2.A1" office:value-type="string">
            <text:p text:style-name="P15"><text:span text:style-name="T1">Descripción</text:span></text:p>
          </table:table-cell>
        </table:table-row>
        <table:table-row table:style-name="Table2.1">
          <table:table-cell table:style-name="Table2.A2" office:value-type="string">
            <text:p text:style-name="P13">Aplicación</text:p>
          </table:table-cell>
          <table:table-cell table:style-name="Table2.B2" office:value-type="string">
            <text:p text:style-name="P13">svrtestsistemaaplicacion</text:p>
          </table:table-cell>
          <table:table-cell table:style-name="Table2.C2" office:value-type="string">
            <text:p text:style-name="P13">20.0.0.100</text:p>
          </table:table-cell>
          <table:table-cell table:style-name="Table2.D2" office:value-type="string">
            <text:p text:style-name="P13">HDD 10, RAM 8, CPU 4, Usuario: sistema</text:p>
          </table:table-cell>
        </table:table-row>
        <table:table-row table:style-name="Table2.1">
          <table:table-cell table:style-name="Table2.A3" office:value-type="string">
            <text:p text:style-name="P13">Base de datos</text:p>
          </table:table-cell>
          <table:table-cell table:style-name="Table2.B3" office:value-type="string">
            <text:p text:style-name="P13">svrtestsistemabd</text:p>
          </table:table-cell>
          <table:table-cell table:style-name="Table2.C3" office:value-type="string">
            <text:p text:style-name="P13">20.0.0.101</text:p>
          </table:table-cell>
          <table:table-cell table:style-name="Table2.D3" office:value-type="string">
            <text:p text:style-name="P13">HDD 10,RAM 4, CPU 2, Usuario: sistema</text:p>
          </table:table-cell>
        </table:table-row>
        <table:table-row table:style-name="Table2.1">
          <table:table-cell table:style-name="Table2.A4" office:value-type="string">
            <text:p text:style-name="P13">Reportador</text:p>
          </table:table-cell>
          <table:table-cell table:style-name="Table2.B4" office:value-type="string">
            <text:p text:style-name="P13">svrtestsistemareporteador</text:p>
          </table:table-cell>
          <table:table-cell table:style-name="Table2.C4" office:value-type="string">
            <text:p text:style-name="P13">20.0.0.102</text:p>
          </table:table-cell>
          <table:table-cell table:style-name="Table2.D4" office:value-type="string">
            <text:p text:style-name="P13">HDD 10, RAM 8, CPU 4, Usuario: sistema</text:p>
          </table:table-cell>
        </table:table-row>
        <table:table-row table:style-name="Table2.1">
          <table:table-cell table:style-name="Table2.A5" office:value-type="string">
            <text:p text:style-name="P13">NFS</text:p>
          </table:table-cell>
          <table:table-cell table:style-name="Table2.B5" office:value-type="string">
            <text:p text:style-name="P13">svrtestsistemanfs</text:p>
          </table:table-cell>
          <table:table-cell table:style-name="Table2.C5" office:value-type="string">
            <text:p text:style-name="P13">20.0.0.103</text:p>
          </table:table-cell>
          <table:table-cell table:style-name="Table2.D5" office:value-type="string">
            <text:p text:style-name="P13">HDD 10, RAM 8, CPU 4, Usuario: sistema</text:p>
          </table:table-cell>
        </table:table-row>
        <table:table-row table:style-name="Table2.1">
          <table:table-cell table:style-name="Table2.A6" office:value-type="string">
            <text:p text:style-name="P13">Seguridad</text:p>
          </table:table-cell>
          <table:table-cell table:style-name="Table2.B6" office:value-type="string">
            <text:p text:style-name="P13">svrtestsistemaseguridad</text:p>
          </table:table-cell>
          <table:table-cell table:style-name="Table2.C6" office:value-type="string">
            <text:p text:style-name="P13">20.0.0.104</text:p>
          </table:table-cell>
          <table:table-cell table:style-name="Table2.D6" office:value-type="string">
            <text:p text:style-name="P13">HDD 50, RAM 4, CPU 2, Usuario: sistema</text:p>
          </table:table-cell>
        </table:table-row>
        <table:table-row table:style-name="Table2.1">
          <table:table-cell table:style-name="Table2.A7" office:value-type="string">
            <text:p text:style-name="P13">Monitoreo</text:p>
          </table:table-cell>
          <table:table-cell table:style-name="Table2.B7" office:value-type="string">
            <text:p text:style-name="P13">svrtestsistemamonitoreo</text:p>
          </table:table-cell>
          <table:table-cell table:style-name="Table2.C7" office:value-type="string">
            <text:p text:style-name="P13">20.0.0.105</text:p>
          </table:table-cell>
          <table:table-cell table:style-name="Table2.D7" office:value-type="string">
            <text:p text:style-name="P13">HDD 40, RAM 2, CPU 1, Usuario: sistema</text:p>
          </table:table-cell>
        </table:table-row>
      </table:table>
      <text:p text:style-name="P18"/>
      <text:list xml:id="list155157679472695" text:continue-numbering="true" text:style-name="WWNum2">
        <text:list-item>
          <text:p text:style-name="P4"><text:span text:style-name="T1">Descripción específica de tareas</text:span></text:p>
        </text:list-item>
      </text:list>
      <text:p text:style-name="Standard"><text:span text:style-name="T1"><text:tab/></text:span></text:p>
      <text:p text:style-name="Standard"><text:tab/>Para el desarrollo de la implementación de monitoreo se requiere lo siguiente:</text:p>
      <text:list xml:id="list4053877906" text:style-name="WWNum1">
        <text:list-item>
          <text:p text:style-name="P9">Lista de hosts e IPs del sistema <text:span text:style-name="T1">&lt;</text:span><text:span text:style-name="T2">&lt;NOMBRE SISTEMA&gt;&gt;</text:span>.</text:p>
        </text:list-item>
        <text:list-item>
          <text:p text:style-name="P11"><text:soft-page-break/>Accesos SSH a servidores de <text:span text:style-name="T1">&lt;</text:span><text:span text:style-name="T2">&lt;NOMBRE SISTEMA&gt;&gt;</text:span>.</text:p>
        </text:list-item>
      </text:list>
      <text:p text:style-name="P17"/>
      <text:p text:style-name="P17"><text:tab/>Las tareas realizadas por el equipo de monitoreo está detallada en pasos:</text:p>
      <text:p text:style-name="P2"/>
      <text:list xml:id="list155156741790892" text:continue-list="list155157679472695" text:style-name="WWNum2">
        <text:list-item>
          <text:list>
            <text:list-item>
              <text:p text:style-name="P10">Tarea 1: Instalación de herramientas transversales de monitoreo, detallados en la sección 3 de herramientas de monitoreo.</text:p>
            </text:list-item>
            <text:list-item>
              <text:p text:style-name="P10">Tarea 2: Configuración de herramientas de monitoreo Promtail, Node Exporter, Postgress Exporter, para el envío de métricas al servidor de monitoreo.</text:p>
            </text:list-item>
            <text:list-item>
              <text:p text:style-name="P10">Tarea 3: Configuración de herramientas de monitoreo Prometheus, Loki, Pg watch, Blackbox, Fluentbit, para la recolección de métricas.</text:p>
            </text:list-item>
            <text:list-item>
              <text:p text:style-name="P10">Tarea 4: Configuración de herramientas de monitoreo Grafana, para la visualización de las métricas en una interfaz gráfica, dashboard.</text:p>
            </text:list-item>
            <text:list-item>
              <text:p text:style-name="P12">Tarea 5: Elaboración de dashboards</text:p>
            </text:list-item>
          </text:list>
        </text:list-item>
      </text:list>
      <text:p text:style-name="P5"/>
      <text:list xml:id="list155157754775191" text:continue-numbering="true" text:style-name="WWNum2">
        <text:list-item>
          <text:list>
            <text:list-item>
              <text:list>
                <text:list-item>
                  <text:p text:style-name="P19">Dashboard 1: Métricas de servidores hardware - RAM, CPU, Espacio en Disco.</text:p>
                </text:list-item>
                <text:list-item>
                  <text:p text:style-name="P19">Dashboard 2: Métricas del tráfico de red. </text:p>
                </text:list-item>
                <text:list-item>
                  <text:p text:style-name="P19">Dashboard 3: Métricas del desempeño de base de datos.</text:p>
                </text:list-item>
                <text:list-item>
                  <text:p text:style-name="P19">Dashboard 4: Métricas del desempeño de Vault (herramienta de seguridad)</text:p>
                </text:list-item>
                <text:list-item>
                  <text:p text:style-name="P19">Dashboard 5: Visualización de Logs (Loki-Log).</text:p>
                </text:list-item>
                <text:list-item>
                  <text:p text:style-name="P19">Dashboard 6: Métricas Kong (En caso de usar Kong)</text:p>
                </text:list-item>
              </text:list>
            </text:list-item>
            <text:list-item>
              <text:p text:style-name="P12">Tarea 6: Configuración de alertas en cada Dashboard.</text:p>
              <text:list>
                <text:list-item>
                  <text:p text:style-name="P19">Alertas de hardware. CPU, RAM y espacio en disco.</text:p>
                </text:list-item>
                <text:list-item>
                  <text:p text:style-name="P19">Alertas de Vault, estado de herramienta sellado o no.</text:p>
                </text:list-item>
                <text:list-item>
                  <text:p text:style-name="P20">Alertas de caída de servicios de vault, reporteador, frontend y backend</text:p>
                </text:list-item>
              </text:list>
            </text:list-item>
            <text:list-item>
              <text:p text:style-name="P10">Tarea 7: Configuración de accesos, administrador, editor y visualizador, para usuarios de la herramienta de visualización (Dashboard Grafana).</text:p>
            </text:list-item>
            <text:list-item>
              <text:p text:style-name="P12"><text:soft-page-break/>Tarea 8: Integración de herramientas y pruebas al entorno de monitoreo.</text:p>
            </text:list-item>
            <text:list-item>
              <text:p text:style-name="P12">Tarea 9: Validación del entorno de monitoreo. </text:p>
            </text:list-item>
          </text:list>
        </text:list-item>
      </text:list>
      <text:p text:style-name="P17"/>
      <text:list xml:id="list155157924424763" text:continue-numbering="true" text:style-name="WWNum2">
        <text:list-item>
          <text:p text:style-name="P4"><text:span text:style-name="T1">Conclusiones</text:span></text:p>
        </text:list-item>
      </text:list>
      <text:p text:style-name="P7"/>
      <text:p text:style-name="P6">El presente plan contempla las actividades para la implementación de un entorno de monitoreo acorde a los requerimientos planteados. Está sujeta a posibles cambios o adición de herramientas, en función al desempeño del sistema. Todo el proceso de implementación se encuentra debidamente documentado para futuras modificaciones o realizar el mantenimiento respectivo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94" meta:word-count="643" meta:character-count="4257" meta:non-whitespace-character-count="3725"/>
    <meta:generator>LibreOfficeDev/6.0.5.2$Linux_X86_64 LibreOffice_project/</meta:generator>
  </office:meta>
</office:document-meta>
</file>